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8.227cm" style:rel-column-width="4664*"/>
    </style:style>
    <style:style style:name="Tabela1.B" style:family="table-column">
      <style:table-column-properties style:column-width="4.392cm" style:rel-column-width="2490*"/>
    </style:style>
    <style:style style:name="Tabela1.C" style:family="table-column">
      <style:table-column-properties style:column-width="4.389cm" style:rel-column-width="248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 fo:font-size="8pt" style:font-size-asian="8pt" style:font-size-complex="8pt"/>
    </style:style>
    <style:style style:name="P2" style:family="paragraph" style:parent-style-name="Table_20_Contents">
      <style:text-properties style:font-name="Courier New" fo:font-size="9pt" style:font-size-asian="9pt" style:font-size-complex="9pt"/>
    </style:style>
    <style:style style:name="P3" style:family="paragraph" style:parent-style-name="Standard">
      <style:text-properties style:font-name="Lucida San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">Arquivo de Texto</text:p>
            </table:table-cell>
            <table:table-cell table:style-name="Tabela1.A1" office:value-type="string">
              <text:p text:style-name="P1">Entrada Gerada</text:p>
            </table:table-cell>
            <table:table-cell table:style-name="Tabela1.C1" office:value-type="string">
              <text:p text:style-name="P1">Saida Gerada</text:p>
            </table:table-cell>
          </table:table-row>
        </table:table-header-rows>
        <table:table-row>
          <table:table-cell table:style-name="Tabela1.A2" office:value-type="string">
            <text:p text:style-name="P1">incropyozycfsunhviouszfnegiovgoiuzsegfsygrbcvwrtzcvruycrezucarcetquecquwtebcwuitvebqwtcyteqciwobeytqciuetoqiucpeunczoecqywiceqcwhruhniuqzcnqwygcyubygzazaqzaqzqazswxsxesdcedcdctfrcttfvytgvytgbuygbiybnionbuhnhjmijiomimokiunuynhgbtygcbvrdcxewszwexqzeq</text:p>
          </table:table-cell>
          <table:table-cell table:style-name="Tabela1.A2" office:value-type="string">
            <text:p text:style-name="P1">a 2.0161290322580645</text:p>
            <text:p text:style-name="P1">b 4.435483870967742</text:p>
            <text:p text:style-name="P1">c 10.080645161290322</text:p>
            <text:p text:style-name="P1">d 1.6129032258064515</text:p>
            <text:p text:style-name="P1">e 7.258064516129033</text:p>
            <text:p text:style-name="P1">f 2.0161290322580645</text:p>
            <text:p text:style-name="P1">g 4.435483870967742</text:p>
            <text:p text:style-name="P1">h 2.4193548387096775</text:p>
            <text:p text:style-name="P1">i 6.451612903225806</text:p>
            <text:p text:style-name="P1">j 0.8064516129032258</text:p>
            <text:p text:style-name="P1">k 0.4032258064516129</text:p>
            <text:p text:style-name="P1">l 0.0</text:p>
            <text:p text:style-name="P1">m 1.2096774193548387</text:p>
            <text:p text:style-name="P1">n 4.435483870967742</text:p>
            <text:p text:style-name="P1">o 4.435483870967742</text:p>
            <text:p text:style-name="P1">p 0.8064516129032258</text:p>
            <text:p text:style-name="P1">q 6.048387096774194</text:p>
            <text:p text:style-name="P1">r 3.6290322580645165</text:p>
            <text:p text:style-name="P1">s 3.225806451612903</text:p>
            <text:p text:style-name="P1">t 5.64516129032258</text:p>
            <text:p text:style-name="P1">u 7.258064516129033</text:p>
            <text:p text:style-name="P1">v 3.225806451612903</text:p>
            <text:p text:style-name="P1">w 4.435483870967742</text:p>
            <text:p text:style-name="P1">x 1.6129032258064515</text:p>
            <text:p text:style-name="P1">y 6.451612903225806</text:p>
            <text:p text:style-name="P1">z 5.64516129032258</text:p>
          </table:table-cell>
          <table:table-cell table:style-name="Tabela1.C2" office:value-type="string">
            <text:p text:style-name="P1">o <text:s text:c="6"/>0000</text:p>
            <text:p text:style-name="P1">w <text:s text:c="6"/>0001</text:p>
            <text:p text:style-name="P1">c <text:s text:c="6"/>001</text:p>
            <text:p text:style-name="P1">h <text:s text:c="6"/>01000</text:p>
            <text:p text:style-name="P1">m <text:s text:c="6"/>010010</text:p>
            <text:p text:style-name="P1">d <text:s text:c="6"/>010011</text:p>
            <text:p text:style-name="P1">t <text:s text:c="6"/>0101</text:p>
            <text:p text:style-name="P1">z <text:s text:c="6"/>0110</text:p>
            <text:p text:style-name="P1">q <text:s text:c="6"/>0111</text:p>
            <text:p text:style-name="P1">i <text:s text:c="6"/>1000</text:p>
            <text:p text:style-name="P1">y <text:s text:c="6"/>1001</text:p>
            <text:p text:style-name="P1">s <text:s text:c="6"/>10100</text:p>
            <text:p text:style-name="P1">v <text:s text:c="6"/>10101</text:p>
            <text:p text:style-name="P1">x <text:s text:c="6"/>101100</text:p>
            <text:p text:style-name="P1">p <text:s text:c="6"/>1011010</text:p>
            <text:p text:style-name="P1">l <text:s text:c="6"/>101101100</text:p>
            <text:p text:style-name="P1">k <text:s text:c="6"/>101101101</text:p>
            <text:p text:style-name="P1">j <text:s text:c="6"/>10110111</text:p>
            <text:p text:style-name="P1">r <text:s text:c="6"/>10111</text:p>
            <text:p text:style-name="P1">e <text:s text:c="6"/>1100</text:p>
            <text:p text:style-name="P1">u <text:s text:c="6"/>1101</text:p>
            <text:p text:style-name="P1">a <text:s text:c="6"/>111000</text:p>
            <text:p text:style-name="P1">f <text:s text:c="6"/>111001</text:p>
            <text:p text:style-name="P1">b <text:s text:c="6"/>11101</text:p>
            <text:p text:style-name="P1">g <text:s text:c="6"/>11110</text:p>
            <text:p text:style-name="P1">n <text:s text:c="6"/>11111</text:p>
          </table:table-cell>
        </table:table-row>
        <table:table-row>
          <table:table-cell table:style-name="Tabela1.A2" office:value-type="string">
            <text:p text:style-name="P1">aqazaqzeaeqwzewqzwqyyeproqwyieopryqwoeyruiwtriwetrworiuqwtryiqwteryqwtryqwetrowiertuiqwperqwueyrowierioweurioweuropiweuqriowejrfsalkhdflkjslfakjsfshdfgshdglfkjasfdaskfdfjsdghflsdglfgsaksfdfgsalfjksdlkafgdsaglfkjagjkasgasasasladsjgfafaaladssakgfsgkdbfncbvvcmnbvmnvncvxcasdfasdfmsbfenvfaewnvnvfnawvefmbvnmvfnavfmnfevamnevfmanvfmnaevfmnefbfvmnfvemanvfamnefvenmefveamfmnawevmfnvfmnevfbnavembvferupeoiruiopupoityeouiurapuoieureoiuaroiueroiaueoiarueorupaoieuraoeurouaoureaourpaoueroruwuoiawueroiuweoiurawovahufuishvauihvbsuoiavaisuvfmosifvsyvoiywrenvirywrwrwunirvnwyuirnviwoenvrwino</text:p>
          </table:table-cell>
          <table:table-cell table:style-name="Tabela1.A2" office:value-type="string">
            <text:p text:style-name="P1">a 8.854166666666668</text:p>
            <text:p text:style-name="P1">b 1.5625</text:p>
            <text:p text:style-name="P1">c 0.6944444444444444</text:p>
            <text:p text:style-name="P1">d 2.604166666666667</text:p>
            <text:p text:style-name="P1">e 8.333333333333332</text:p>
            <text:p text:style-name="P1">f 7.986111111111111</text:p>
            <text:p text:style-name="P1">g 2.256944444444444</text:p>
            <text:p text:style-name="P1">h 1.215277777777778</text:p>
            <text:p text:style-name="P1">i 6.25</text:p>
            <text:p text:style-name="P1">j 1.5625</text:p>
            <text:p text:style-name="P1">k 2.083333333333333</text:p>
            <text:p text:style-name="P1">l 1.9097222222222223</text:p>
            <text:p text:style-name="P1">m 3.4722222222222223</text:p>
            <text:p text:style-name="P1">n 5.034722222222222</text:p>
            <text:p text:style-name="P1">o 6.25</text:p>
            <text:p text:style-name="P1">p 1.7361111111111112</text:p>
            <text:p text:style-name="P1">q 2.430555555555556</text:p>
            <text:p text:style-name="P1">r 7.118055555555555</text:p>
            <text:p text:style-name="P1">s 5.208333333333334</text:p>
            <text:p text:style-name="P1">t 1.3888888888888888</text:p>
            <text:p text:style-name="P1">u 6.423611111111111</text:p>
            <text:p text:style-name="P1">v 6.423611111111111</text:p>
            <text:p text:style-name="P1">w 5.902777777777778</text:p>
            <text:p text:style-name="P1">x 0.1736111111111111</text:p>
            <text:p text:style-name="P1">y 2.430555555555556</text:p>
            <text:p text:style-name="P1">z 0.6944444444444444</text:p>
          </table:table-cell>
          <table:table-cell table:style-name="Tabela1.C2" office:value-type="string">
            <text:p text:style-name="P1">a <text:s text:c="6"/>000</text:p>
            <text:p text:style-name="P1">n <text:s text:c="6"/>0010</text:p>
            <text:p text:style-name="P1">y <text:s text:c="6"/>00110</text:p>
            <text:p text:style-name="P1">d <text:s text:c="6"/>00111</text:p>
            <text:p text:style-name="P1">s <text:s text:c="6"/>0100</text:p>
            <text:p text:style-name="P1">h <text:s text:c="6"/>010100</text:p>
            <text:p text:style-name="P1">t <text:s text:c="6"/>010101</text:p>
            <text:p text:style-name="P1">b <text:s text:c="6"/>010110</text:p>
            <text:p text:style-name="P1">j <text:s text:c="6"/>010111</text:p>
            <text:p text:style-name="P1">w <text:s text:c="6"/>0110</text:p>
            <text:p text:style-name="P1">i <text:s text:c="6"/>0111</text:p>
            <text:p text:style-name="P1">o <text:s text:c="6"/>1000</text:p>
            <text:p text:style-name="P1">u <text:s text:c="6"/>1001</text:p>
            <text:p text:style-name="P1">v <text:s text:c="6"/>1010</text:p>
            <text:p text:style-name="P1">z <text:s text:c="6"/>1011000</text:p>
            <text:p text:style-name="P1">x <text:s text:c="6"/>10110010</text:p>
            <text:p text:style-name="P1">c <text:s text:c="6"/>10110011</text:p>
            <text:p text:style-name="P1">p <text:s text:c="6"/>101101</text:p>
            <text:p text:style-name="P1">m <text:s text:c="6"/>10111</text:p>
            <text:p text:style-name="P1">r <text:s text:c="6"/>1100</text:p>
            <text:p text:style-name="P1">f <text:s text:c="6"/>1101</text:p>
            <text:p text:style-name="P1">e <text:s text:c="6"/>1110</text:p>
            <text:p text:style-name="P1">l <text:s text:c="6"/>111100</text:p>
            <text:p text:style-name="P1">k <text:s text:c="6"/>111101</text:p>
            <text:p text:style-name="P1">g <text:s text:c="6"/>111110</text:p>
            <text:p text:style-name="P1">q <text:s text:c="6"/>111111</text:p>
          </table:table-cell>
        </table:table-row>
        <table:table-row>
          <table:table-cell table:style-name="Tabela1.A2" office:value-type="string">
            <text:p text:style-name="P1">aaaaaaaaaaaaaaaaaaaaaaaaaaaaaaaaaaaaaaaaaaaaaaaaaaaaaaaaaaaaaaaaaaaaaaaaaaaaaaaaaaaaaaaaaaaaaaaaaaaabbbbbbbbbbbbbbbbbbbbbbbbbbbbbbbbbbbbbbbbbcccccccccccccccccccccccccccccccccccccccddddddddddddddddddddddddddddddddddddddddddddeeeeeeeeeeeeeeeeeeeeeeeeeeeeeeeeeeeeeeeeeeeeeeeeeeeeeeeeeeeeeeeeeeeeffffffffffffffffffffffffffffffffffffggggggggggggggggggggggggggggggggggghhhhhhhhhhhhhhhhhhhhhhhhhhhhhhhiiiiiiiiiiiiiiiiiiiiiiiiiiiiiiijjjjjjjjjjjjjjjjjjjjjjjjjjjjjjjjjkkkkkkkkkkkkkkkkkkkkkkkkkkkklllllllllllllllllllllllmmmmmmmmmmmmmmmmmmmmmmmmmmnnnnnnnnnnnnnnnnnnnnnnnnnoooooooooooooooooooooopppppppppppppppppppppqqqqqqqqqqqqqqqqqqqqrrrrrrrrrrrrrrrrrrrrrrrrrrrrrrrrrrrrrrrsssssssssssssssssssssssssssssssssssssssssssssssssssssssssttttttttttttttttttttttuuuuuuuuuuuuuuuuuuuuuuuuuuuvvvvvvvvvvvvvvvvvvvvvvvvvwwwwwwwwwwwwwwwwwwwwwwwwwwwwwwwwxxxxxxxxxxxxxxxxxxxxxxxxxxxyyyyyyyyyyyyyyyyyyyyyyyyyyyzzzzzzzzzzzzzzzzzzzzzzzzzzzz</text:p>
          </table:table-cell>
          <table:table-cell table:style-name="Tabela1.A2" office:value-type="string">
            <text:p text:style-name="P1">a 11.025358324145534</text:p>
            <text:p text:style-name="P1">b 4.5203969128996695</text:p>
            <text:p text:style-name="P1">c 4.299889746416759</text:p>
            <text:p text:style-name="P1">d 4.851157662624035</text:p>
            <text:p text:style-name="P1">e 7.497243660418963</text:p>
            <text:p text:style-name="P1">f 3.9691289966923926</text:p>
            <text:p text:style-name="P1">g 3.8588754134509373</text:p>
            <text:p text:style-name="P1">h 3.4178610804851157</text:p>
            <text:p text:style-name="P1">i 3.4178610804851157</text:p>
            <text:p text:style-name="P1">j 3.6383682469680267</text:p>
            <text:p text:style-name="P1">k 3.0871003307607494</text:p>
            <text:p text:style-name="P1">l 2.535832414553473</text:p>
            <text:p text:style-name="P1">m 2.8665931642778393</text:p>
            <text:p text:style-name="P1">n 2.7563395810363835</text:p>
            <text:p text:style-name="P1">o 2.4255788313120177</text:p>
            <text:p text:style-name="P1">p 2.3153252480705624</text:p>
            <text:p text:style-name="P1">q 2.2050716648291067</text:p>
            <text:p text:style-name="P1">r 4.299889746416759</text:p>
            <text:p text:style-name="P1">s 6.284454244762955</text:p>
            <text:p text:style-name="P1">t 2.4255788313120177</text:p>
            <text:p text:style-name="P1">u 2.9768467475192946</text:p>
            <text:p text:style-name="P1">v 2.7563395810363835</text:p>
            <text:p text:style-name="P1">w 3.528114663726571</text:p>
            <text:p text:style-name="P1">x 2.9768467475192946</text:p>
            <text:p text:style-name="P1">y 2.9768467475192946</text:p>
            <text:p text:style-name="P1">z 3.0871003307607494</text:p>
          </table:table-cell>
          <table:table-cell table:style-name="Tabela1.C2" office:value-type="string">
            <text:p text:style-name="P1">b <text:s text:c="6"/>0000</text:p>
            <text:p text:style-name="P1">d <text:s text:c="6"/>0001</text:p>
            <text:p text:style-name="P1">o <text:s text:c="6"/>00100</text:p>
            <text:p text:style-name="P1">t <text:s text:c="6"/>00101</text:p>
            <text:p text:style-name="P1">l <text:s text:c="6"/>00110</text:p>
            <text:p text:style-name="P1">n <text:s text:c="6"/>00111</text:p>
            <text:p text:style-name="P1">a <text:s text:c="6"/>010</text:p>
            <text:p text:style-name="P1">v <text:s text:c="6"/>01100</text:p>
            <text:p text:style-name="P1">m <text:s text:c="6"/>01101</text:p>
            <text:p text:style-name="P1">u <text:s text:c="6"/>01110</text:p>
            <text:p text:style-name="P1">x <text:s text:c="6"/>01111</text:p>
            <text:p text:style-name="P1">y <text:s text:c="6"/>10000</text:p>
            <text:p text:style-name="P1">k <text:s text:c="6"/>10001</text:p>
            <text:p text:style-name="P1">s <text:s text:c="6"/>1001</text:p>
            <text:p text:style-name="P1">z <text:s text:c="6"/>10100</text:p>
            <text:p text:style-name="P1">h <text:s text:c="6"/>10101</text:p>
            <text:p text:style-name="P1">i <text:s text:c="6"/>10110</text:p>
            <text:p text:style-name="P1">w <text:s text:c="6"/>10111</text:p>
            <text:p text:style-name="P1">e <text:s text:c="6"/>1100</text:p>
            <text:p text:style-name="P1">j <text:s text:c="6"/>11010</text:p>
            <text:p text:style-name="P1">g <text:s text:c="6"/>11011</text:p>
            <text:p text:style-name="P1">f <text:s text:c="6"/>11100</text:p>
            <text:p text:style-name="P1">c <text:s text:c="6"/>11101</text:p>
            <text:p text:style-name="P1">r <text:s text:c="6"/>11110</text:p>
            <text:p text:style-name="P1">q <text:s text:c="6"/>111110</text:p>
            <text:p text:style-name="P1">p <text:s text:c="6"/>111111</text:p>
          </table:table-cell>
        </table:table-row>
        <table:table-row>
          <table:table-cell table:style-name="Tabela1.A2" office:value-type="string">
            <text:p text:style-name="P2">aaaaaaaaaaaaaaaaaaaaaaaaaaaaaaaaaaaaaaaaaaaaaaaaaaaaaaaaaaaaaaaaaaaaaaaaaaaaaaaaaaaaaaaaaaaaaaaaaaaaaaaaaaaaaaeeeeeeeeeeeeeeeeeeeeeeeeeeeeeeeeeeeeeeeeeeeeeeeeeeeeeeeeeeeeeeeeeeeiiiiiiiiiiiiiiiiiiiiiooooooooooooooooooooooooooooooooooooooooooooooooooooooooooooooooooooooooooouuuuuuuuuuuuuuu</text:p>
          </table:table-cell>
          <table:table-cell table:style-name="Tabela1.A2" office:value-type="string">
            <text:p text:style-name="P2">a 38.19444444444444</text:p>
            <text:p text:style-name="P2">b 0.0</text:p>
            <text:p text:style-name="P2">c 0.0</text:p>
            <text:p text:style-name="P2">d 0.0</text:p>
            <text:p text:style-name="P2">e 23.26388888888889</text:p>
            <text:p text:style-name="P2">f 0.0</text:p>
            <text:p text:style-name="P2">g 0.0</text:p>
            <text:p text:style-name="P2">h 0.0</text:p>
            <text:p text:style-name="P2">i 7.291666666666667</text:p>
            <text:p text:style-name="P2">j 0.0</text:p>
            <text:p text:style-name="P2">k 0.0</text:p>
            <text:p text:style-name="P2">l 0.0</text:p>
            <text:p text:style-name="P2">m 0.0</text:p>
            <text:p text:style-name="P2">n 0.0</text:p>
            <text:p text:style-name="P2">o 26.041666666666668</text:p>
            <text:p text:style-name="P2">p 0.0</text:p>
            <text:p text:style-name="P2">q 0.0</text:p>
            <text:p text:style-name="P2">r 0.0</text:p>
            <text:p text:style-name="P2">s 0.0</text:p>
            <text:p text:style-name="P2">t 0.0</text:p>
            <text:p text:style-name="P2">u 5.208333333333334</text:p>
            <text:p text:style-name="P2">v 0.0</text:p>
            <text:p text:style-name="P2">w 0.0</text:p>
            <text:p text:style-name="P2">x 0.0</text:p>
            <text:p text:style-name="P2">y 0.0</text:p>
            <text:p text:style-name="P2">z 0.0</text:p>
          </table:table-cell>
          <table:table-cell table:style-name="Tabela1.C2" office:value-type="string">
            <text:p text:style-name="P2">a <text:s text:c="6"/>0</text:p>
            <text:p text:style-name="P2">o <text:s text:c="6"/>10</text:p>
            <text:p text:style-name="P2">n <text:s text:c="6"/>110000000</text:p>
            <text:p text:style-name="P2">p <text:s text:c="6"/>110000001</text:p>
            <text:p text:style-name="P2">q <text:s text:c="6"/>110000010</text:p>
            <text:p text:style-name="P2">r <text:s text:c="6"/>110000011</text:p>
            <text:p text:style-name="P2">s <text:s text:c="6"/>110000100</text:p>
            <text:p text:style-name="P2">t <text:s text:c="6"/>110000101</text:p>
            <text:p text:style-name="P2">v <text:s text:c="6"/>110000110</text:p>
            <text:p text:style-name="P2">w <text:s text:c="6"/>110000111</text:p>
            <text:p text:style-name="P2">x <text:s text:c="6"/>110001000</text:p>
            <text:p text:style-name="P2">y <text:s text:c="6"/>110001001</text:p>
            <text:p text:style-name="P2">z <text:s text:c="6"/>110001010</text:p>
            <text:p text:style-name="P2">b <text:s text:c="6"/>1100010110</text:p>
            <text:p text:style-name="P2">c <text:s text:c="6"/>1100010111</text:p>
            <text:p text:style-name="P2">d <text:s text:c="6"/>1100011000</text:p>
            <text:p text:style-name="P2">f <text:s text:c="6"/>1100011001</text:p>
            <text:p text:style-name="P2">g <text:s text:c="6"/>1100011010</text:p>
            <text:p text:style-name="P2">h <text:s text:c="6"/>1100011011</text:p>
            <text:p text:style-name="P2">j <text:s text:c="6"/>1100011100</text:p>
            <text:p text:style-name="P2">k <text:s text:c="6"/>1100011101</text:p>
            <text:p text:style-name="P2">l <text:s text:c="6"/>1100011110</text:p>
            <text:p text:style-name="P2">m <text:s text:c="6"/>1100011111</text:p>
            <text:p text:style-name="P2">u <text:s text:c="6"/>11001</text:p>
            <text:p text:style-name="P2">i <text:s text:c="6"/>1101</text:p>
            <text:p text:style-name="P2">e <text:s text:c="6"/>111</text:p>
          </table:table-cell>
        </table:table-row>
        <table:table-row>
          <table:table-cell table:style-name="Tabela1.A2" office:value-type="string">
            <text:p text:style-name="P2">QrewQWQWEQWEqASaFSDAFsdASAfdsASDASDAFaSDADSaSDZADSazXCZvcxZVCZcxZVCXZCXZCzXZvcxzVXZvcxZVCXZVCZVCXzXCZGFsFDSGdSDsYHDSYTERTWtrwYTWEtWERwERWTrwEWTYWREUEYREDSFDgsDSDFsSsFDSAsaSAAAAAaAaAAAAAAaAAaAAAXZxcZzVCXZVCXZXCZXNBCVNCVbcMCbnMCVbVMMvHGGjKGHGkhgKJGHjgjghjgkjGJHGjHJGFGHFYTRtYRTYRytrtiyroyTUITouitIUTOUITOIUTYPuIYPYPYPOIYPOIYOIPIUtgLKGKLgLKGLKgHVBvBNVxsexawzAWZazSZRSEZsZESzRSZTzTSEZSzazaZAZAzAAAEYAEAyuUSURS</text:p>
          </table:table-cell>
          <table:table-cell table:style-name="Tabela1.A2" office:value-type="string">
            <text:p text:style-name="P2">a 11.851851851851853</text:p>
            <text:p text:style-name="P2">b 1.4814814814814816</text:p>
            <text:p text:style-name="P2">c 5.432098765432099</text:p>
            <text:p text:style-name="P2">d 4.444444444444445</text:p>
            <text:p text:style-name="P2">e 4.197530864197531</text:p>
            <text:p text:style-name="P2">f 2.7160493827160495</text:p>
            <text:p text:style-name="P2">g 5.185185185185185</text:p>
            <text:p text:style-name="P2">h 2.4691358024691357</text:p>
            <text:p text:style-name="P2">i 2.7160493827160495</text:p>
            <text:p text:style-name="P2">j 2.2222222222222223</text:p>
            <text:p text:style-name="P2">k 1.9753086419753085</text:p>
            <text:p text:style-name="P2">l 0.9876543209876543</text:p>
            <text:p text:style-name="P2">m 0.9876543209876543</text:p>
            <text:p text:style-name="P2">n 0.9876543209876543</text:p>
            <text:p text:style-name="P2">o 1.728395061728395</text:p>
            <text:p text:style-name="P2">p 1.4814814814814816</text:p>
            <text:p text:style-name="P2">q 1.2345679012345678</text:p>
            <text:p text:style-name="P2">r 3.950617283950617</text:p>
            <text:p text:style-name="P2">s 8.641975308641975</text:p>
            <text:p text:style-name="P2">t 5.185185185185185</text:p>
            <text:p text:style-name="P2">u 2.7160493827160495</text:p>
            <text:p text:style-name="P2">v 4.691358024691358</text:p>
            <text:p text:style-name="P2">w 3.7037037037037033</text:p>
            <text:p text:style-name="P2">x 4.938271604938271</text:p>
            <text:p text:style-name="P2">y 4.691358024691358</text:p>
            <text:p text:style-name="P2">z 9.382716049382717</text:p>
          </table:table-cell>
          <table:table-cell table:style-name="Tabela1.C2" office:value-type="string">
            <text:p text:style-name="P2">z <text:s text:c="6"/>000</text:p>
            <text:p text:style-name="P2">y <text:s text:c="6"/>0010</text:p>
            <text:p text:style-name="P2">x <text:s text:c="6"/>0011</text:p>
            <text:p text:style-name="P2">g <text:s text:c="6"/>0100</text:p>
            <text:p text:style-name="P2">t <text:s text:c="6"/>0101</text:p>
            <text:p text:style-name="P2">c <text:s text:c="6"/>0110</text:p>
            <text:p text:style-name="P2">f <text:s text:c="6"/>01110</text:p>
            <text:p text:style-name="P2">i <text:s text:c="6"/>01111</text:p>
            <text:p text:style-name="P2">a <text:s text:c="6"/>100</text:p>
            <text:p text:style-name="P2">u <text:s text:c="6"/>10100</text:p>
            <text:p text:style-name="P2">b <text:s text:c="6"/>101010</text:p>
            <text:p text:style-name="P2">p <text:s text:c="6"/>101011</text:p>
            <text:p text:style-name="P2">w <text:s text:c="6"/>10110</text:p>
            <text:p text:style-name="P2">o <text:s text:c="6"/>101110</text:p>
            <text:p text:style-name="P2">k <text:s text:c="6"/>101111</text:p>
            <text:p text:style-name="P2">r <text:s text:c="6"/>11000</text:p>
            <text:p text:style-name="P2">e <text:s text:c="6"/>11001</text:p>
            <text:p text:style-name="P2">s <text:s text:c="6"/>1101</text:p>
            <text:p text:style-name="P2">l <text:s text:c="6"/>1110000</text:p>
            <text:p text:style-name="P2">m <text:s text:c="6"/>1110001</text:p>
            <text:p text:style-name="P2">j <text:s text:c="6"/>111001</text:p>
            <text:p text:style-name="P2">d <text:s text:c="6"/>11101</text:p>
            <text:p text:style-name="P2">n <text:s text:c="6"/>1111000</text:p>
            <text:p text:style-name="P2">q <text:s text:c="6"/>1111001</text:p>
            <text:p text:style-name="P2">h <text:s text:c="6"/>111101</text:p>
            <text:p text:style-name="P2">v <text:s text:c="6"/>1111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Lucida Sans" fo:font-size="8pt" style:font-size-asian="8pt" style:font-size-complex="8pt"/>
    </style:style>
    <style:style style:name="T1" style:family="text">
      <style:text-properties style:font-name="Lucid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V - AEDS II</text:title><text:tab/><text:tab/><text:subject>Anexo II - Testes</text:subject></text:p>
      </style:header>
      <style:footer>
        <text:p text:style-name="Footer"><text:tab/><text:tab/><text:span text:style-name="T1"><text:page-number text:select-page="current">2</text:page-number></text:span><text:span text:style-name="T1">/</text:span><text:span text:style-name="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Trabalho Prático IV - AEDS II</dc:title>
    <dc:subject>Anexo II - Testes</dc:subject>
    <meta:creation-date>2006-05-29T09:25:43</meta:creation-date>
    <dc:creator>Gustavo Guimaraes</dc:creator>
    <dc:date>2006-05-29T10:19:22</dc:date>
    <dc:language>pt-BR</dc:language>
    <meta:editing-cycles>5</meta:editing-cycles>
    <meta:editing-duration>PT23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76" meta:word-count="532" meta:character-count="6452"/>
  </office:meta>
</office:document-meta>
</file>